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5.973cm" svg:height="9.004cm" svg:x="13.265cm" svg:y="0.93cm">
            <draw:object draw:notify-on-update-of-ranges="A.A2:A.A22 A.B2:A.B22 A.C2:A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rada ~rms</text:p>
          </table:table-cell>
          <table:table-cell office:value-type="string" calcext:value-type="string">
            <text:p>saída ~rms</text:p>
          </table:table-cell>
          <table:table-cell office:value-type="string" calcext:value-type="string">
            <text:p>\Delta V na resistência de entrada de 10 \Omega que não está no esquema do prof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2]/10000" office:value-type="float" office:value="0" calcext:value-type="float">
            <text:p/>
          </table:table-cell>
          <table:table-cell table:formula="of:=[.B2]/10" office:value-type="float" office:value="0" calcext:value-type="float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[.C3]/10000" office:value-type="float" office:value="0.00013" calcext:value-type="float">
            <text:p/>
          </table:table-cell>
          <table:table-cell table:formula="of:=[.B3]/10" office:value-type="float" office:value="0" calcext:value-type="float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formula="of:=[.C4]/10000" office:value-type="float" office:value="0.00042" calcext:value-type="float">
            <text:p/>
          </table:table-cell>
          <table:table-cell table:formula="of:=[.B4]/10" office:value-type="float" office:value="0.01" calcext:value-type="float">
            <text:p/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formula="of:=[.C5]/10000" office:value-type="float" office:value="0.00074" calcext:value-type="float">
            <text:p/>
          </table:table-cell>
          <table:table-cell table:formula="of:=[.B5]/10" office:value-type="float" office:value="0.03" calcext:value-type="float">
            <text:p/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  <table:table-cell table:formula="of:=[.C6]/10000" office:value-type="float" office:value="0.00106" calcext:value-type="float">
            <text:p/>
          </table:table-cell>
          <table:table-cell table:formula="of:=[.B6]/10" office:value-type="float" office:value="0.05" calcext:value-type="float">
            <text:p/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8" calcext:value-type="float">
            <text:p>0.8</text:p>
          </table:table-cell>
          <table:table-cell office:value-type="float" office:value="13.5" calcext:value-type="float">
            <text:p>13.5</text:p>
          </table:table-cell>
          <table:table-cell table:formula="of:=[.C7]/10000" office:value-type="float" office:value="0.00135" calcext:value-type="float">
            <text:p/>
          </table:table-cell>
          <table:table-cell table:formula="of:=[.B7]/10" office:value-type="float" office:value="0.08" calcext:value-type="float">
            <text:p/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table:formula="of:=[.C8]/10000" office:value-type="float" office:value="0.00165" calcext:value-type="float">
            <text:p/>
          </table:table-cell>
          <table:table-cell table:formula="of:=[.B8]/10" office:value-type="float" office:value="0.12" calcext:value-type="float">
            <text:p/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5" calcext:value-type="float">
            <text:p>1.5</text:p>
          </table:table-cell>
          <table:table-cell office:value-type="float" office:value="19.5" calcext:value-type="float">
            <text:p>19.5</text:p>
          </table:table-cell>
          <table:table-cell table:formula="of:=[.C9]/10000" office:value-type="float" office:value="0.00195" calcext:value-type="float">
            <text:p/>
          </table:table-cell>
          <table:table-cell table:formula="of:=[.B9]/10" office:value-type="float" office:value="0.15" calcext:value-type="float">
            <text:p/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9" calcext:value-type="float">
            <text:p>1.9</text:p>
          </table:table-cell>
          <table:table-cell office:value-type="float" office:value="22.4" calcext:value-type="float">
            <text:p>22.4</text:p>
          </table:table-cell>
          <table:table-cell table:formula="of:=[.C10]/10000" office:value-type="float" office:value="0.00224" calcext:value-type="float">
            <text:p/>
          </table:table-cell>
          <table:table-cell table:formula="of:=[.B10]/10" office:value-type="float" office:value="0.19" calcext:value-type="float">
            <text:p/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2" calcext:value-type="float">
            <text:p>2.2</text:p>
          </table:table-cell>
          <table:table-cell office:value-type="float" office:value="25" calcext:value-type="float">
            <text:p>25</text:p>
          </table:table-cell>
          <table:table-cell table:formula="of:=[.C11]/10000" office:value-type="float" office:value="0.0025" calcext:value-type="float">
            <text:p/>
          </table:table-cell>
          <table:table-cell table:formula="of:=[.B11]/10" office:value-type="float" office:value="0.22" calcext:value-type="float">
            <text:p/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.6" calcext:value-type="float">
            <text:p>2.6</text:p>
          </table:table-cell>
          <table:table-cell office:value-type="float" office:value="27.6" calcext:value-type="float">
            <text:p>27.6</text:p>
          </table:table-cell>
          <table:table-cell table:formula="of:=[.C12]/10000" office:value-type="float" office:value="0.00276" calcext:value-type="float">
            <text:p/>
          </table:table-cell>
          <table:table-cell table:formula="of:=[.B12]/10" office:value-type="float" office:value="0.26" calcext:value-type="float">
            <text:p/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7" calcext:value-type="float">
            <text:p>2.7</text:p>
          </table:table-cell>
          <table:table-cell office:value-type="float" office:value="30.3" calcext:value-type="float">
            <text:p>30.3</text:p>
          </table:table-cell>
          <table:table-cell table:formula="of:=[.C13]/10000" office:value-type="float" office:value="0.00303" calcext:value-type="float">
            <text:p/>
          </table:table-cell>
          <table:table-cell table:formula="of:=[.B13]/10" office:value-type="float" office:value="0.27" calcext:value-type="float">
            <text:p/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table:formula="of:=[.C14]/10000" office:value-type="float" office:value="0.00335" calcext:value-type="float">
            <text:p/>
          </table:table-cell>
          <table:table-cell table:formula="of:=[.B14]/10" office:value-type="float" office:value="0.3" calcext:value-type="float">
            <text:p/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4" calcext:value-type="float">
            <text:p>3.4</text:p>
          </table:table-cell>
          <table:table-cell office:value-type="float" office:value="36.3" calcext:value-type="float">
            <text:p>36.3</text:p>
          </table:table-cell>
          <table:table-cell table:formula="of:=[.C15]/10000" office:value-type="float" office:value="0.00363" calcext:value-type="float">
            <text:p/>
          </table:table-cell>
          <table:table-cell table:formula="of:=[.B15]/10" office:value-type="float" office:value="0.34" calcext:value-type="float">
            <text:p/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3.7" calcext:value-type="float">
            <text:p>3.7</text:p>
          </table:table-cell>
          <table:table-cell office:value-type="float" office:value="38.5" calcext:value-type="float">
            <text:p>38.5</text:p>
          </table:table-cell>
          <table:table-cell table:formula="of:=[.C16]/10000" office:value-type="float" office:value="0.00385" calcext:value-type="float">
            <text:p/>
          </table:table-cell>
          <table:table-cell table:formula="of:=[.B16]/10" office:value-type="float" office:value="0.37" calcext:value-type="float">
            <text:p/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.2" calcext:value-type="float">
            <text:p>4.2</text:p>
          </table:table-cell>
          <table:table-cell office:value-type="float" office:value="42.1" calcext:value-type="float">
            <text:p>42.1</text:p>
          </table:table-cell>
          <table:table-cell table:formula="of:=[.C17]/10000" office:value-type="float" office:value="0.00421" calcext:value-type="float">
            <text:p/>
          </table:table-cell>
          <table:table-cell table:formula="of:=[.B17]/10" office:value-type="float" office:value="0.42" calcext:value-type="float">
            <text:p/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.5" calcext:value-type="float">
            <text:p>4.5</text:p>
          </table:table-cell>
          <table:table-cell office:value-type="float" office:value="44.6" calcext:value-type="float">
            <text:p>44.6</text:p>
          </table:table-cell>
          <table:table-cell table:formula="of:=[.C18]/10000" office:value-type="float" office:value="0.00446" calcext:value-type="float">
            <text:p/>
          </table:table-cell>
          <table:table-cell table:formula="of:=[.B18]/10" office:value-type="float" office:value="0.45" calcext:value-type="float">
            <text:p/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.9" calcext:value-type="float">
            <text:p>4.9</text:p>
          </table:table-cell>
          <table:table-cell office:value-type="float" office:value="47.8" calcext:value-type="float">
            <text:p>47.8</text:p>
          </table:table-cell>
          <table:table-cell table:formula="of:=[.C19]/10000" office:value-type="float" office:value="0.00478" calcext:value-type="float">
            <text:p/>
          </table:table-cell>
          <table:table-cell table:formula="of:=[.B19]/10" office:value-type="float" office:value="0.49" calcext:value-type="float">
            <text:p/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5.4" calcext:value-type="float">
            <text:p>5.4</text:p>
          </table:table-cell>
          <table:table-cell office:value-type="float" office:value="50.8" calcext:value-type="float">
            <text:p>50.8</text:p>
          </table:table-cell>
          <table:table-cell table:formula="of:=[.C20]/10000" office:value-type="float" office:value="0.00508" calcext:value-type="float">
            <text:p/>
          </table:table-cell>
          <table:table-cell table:formula="of:=[.B20]/10" office:value-type="float" office:value="0.54" calcext:value-type="float">
            <text:p/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office:value-type="float" office:value="54.8" calcext:value-type="float">
            <text:p>54.8</text:p>
          </table:table-cell>
          <table:table-cell table:formula="of:=[.C21]/10000" office:value-type="float" office:value="0.00548" calcext:value-type="float">
            <text:p/>
          </table:table-cell>
          <table:table-cell table:formula="of:=[.B21]/10" office:value-type="float" office:value="0.57" calcext:value-type="float">
            <text:p/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.1" calcext:value-type="float">
            <text:p>6.1</text:p>
          </table:table-cell>
          <table:table-cell office:value-type="float" office:value="58.4" calcext:value-type="float">
            <text:p>58.4</text:p>
          </table:table-cell>
          <table:table-cell table:formula="of:=[.C22]/10000" office:value-type="float" office:value="0.00584" calcext:value-type="float">
            <text:p/>
          </table:table-cell>
          <table:table-cell table:formula="of:=[.B22]/10" office:value-type="float" office:value="0.61" calcext:value-type="float">
            <text:p/>
          </table:table-cell>
        </table:table-row>
      </table:table>
      <table:table table:name="Sheet2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Fonte positiva</text:p>
          </table:table-cell>
          <table:table-cell table:number-columns-repeated="2"/>
          <table:table-cell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Potência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V</text:p>
          </table:table-cell>
          <table:table-cell/>
          <table:table-cell table:formula="of:=[.B2]" office:value-type="float" office:value="9.26" calcext:value-type="float">
            <text:p/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+</text:p>
          </table:table-cell>
          <table:table-cell table:formula="of:=[.E2]*[.E3]" office:value-type="float" office:value="3.05457053708536" calcext:value-type="float">
            <text:p/>
          </table:table-cell>
          <table:table-cell/>
          <table:table-cell office:value-type="string" calcext:value-type="string">
            <text:p>Eff.</text:p>
          </table:table-cell>
          <table:table-cell table:formula="of:=[.I5]/(ABS([.I2])+ABS([.I3]))" office:value-type="float" office:value="0.683317886665906" calcext:value-type="float">
            <text:p/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/>
          <table:table-cell table:formula="of:=[.B3]*PI()/2" office:value-type="float" office:value="0.329867228626928" calcext:value-type="float">
            <text:p/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-</text:p>
          </table:table-cell>
          <table:table-cell table:formula="of:=[.E6]*[.E7]" office:value-type="float" office:value="-3.2623868911203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nte Negativa</text:p>
          </table:table-cell>
          <table:table-cell table:number-columns-repeated="6"/>
          <table:table-cell office:value-type="string" calcext:value-type="string">
            <text:p>P_LOAD</text:p>
          </table:table-cell>
          <table:table-cell table:formula="of:=[.B10]^2/10" office:value-type="float" office:value="4.31649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-9.89" calcext:value-type="float">
            <text:p>-9.89</text:p>
          </table:table-cell>
          <table:table-cell office:value-type="string" calcext:value-type="string">
            <text:p>V</text:p>
          </table:table-cell>
          <table:table-cell/>
          <table:table-cell table:formula="of:=[.B6]" office:value-type="float" office:value="-9.89" calcext:value-type="float">
            <text:p/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/>
          <table:table-cell table:formula="of:=[.B7]*PI()/2" office:value-type="float" office:value="0.329867228626928" calcext:value-type="float">
            <text:p/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Q1</text:p>
          </table:table-cell>
          <table:table-cell table:formula="of:=[.I2]-[.I5]/2" office:value-type="float" office:value="0.896325537085355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Omega</text:p>
          </table:table-cell>
          <table:table-cell table:number-columns-repeated="4"/>
          <table:table-cell office:value-type="string" calcext:value-type="string">
            <text:p>PQ2</text:p>
          </table:table-cell>
          <table:table-cell table:formula="of:=ABS([.I3])-[.I5]/2" office:value-type="float" office:value="1.10414189112032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rador de Sina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edância de saíd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 (\omega)</text:p>
          </table:table-cell>
          <table:table-cell office:value-type="string" calcext:value-type="string">
            <text:p>vo ~rms (V)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93" calcext:value-type="float">
            <text:p>0.8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0.825" calcext:value-type="float">
            <text:p>0.8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nsão na resistência de entrade de 10 omega</text:p>
          </table:table-cell>
          <table:table-cell table:number-columns-repeated="4"/>
          <table:table-cell office:value-type="string" calcext:value-type="string">
            <text:p>*Se precisarem de mais coisas aqui digam-me que eu tenho!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45V</text:p>
          </table:table-cell>
          <table:table-cell table:number-columns-repeated="10"/>
        </table:table-row>
      </table:table>
      <table:table table:name="Alinea C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mpedancia de entra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.45" calcext:value-type="float">
            <text:p>1.4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B3]/[.B4]" office:value-type="float" office:value="906.25" calcext:value-type="float">
            <text:p/>
          </table:table-cell>
          <table:table-cell table:formula="of:=[.C3]*10^-3/([.B4]*10^-3)+[.C4]*10^-3*[.B3]*10^-3/([.B4]*10^-3)^2" office:value-type="float" office:value="62.89062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i</text:p>
          </table:table-cell>
          <table:table-cell table:formula="of:=0.016/10" office:value-type="float" office:value="0.0016" calcext:value-type="float">
            <text:p/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mpedancia de sai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sao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9]*([.C10]-[.C12])/([.C9]-[.C11])/([.C10]/[.C9]-([.C10]-[.C12])/([.C9]-[.C11]))" office:value-type="float" office:value="2.42623184786099" calcext:value-type="float">
            <text:p/>
          </table:table-cell>
          <table:table-cell table:formula="of:=ABS(([.C9]*([.C10]-[.C12])*(-2*[.C11]*[.C10]+[.C9]*[.C12]))*[.D9]/([.C11]*[.C10]-[.C9]*[.C12])^2+[.C9]^2*([.C9]-[.C11])*[.C12]*[.D10]/([.C11]*[.C9]-[.C10]*[.C12])^2+[.C9]^2*(-[.C9]+[.C11])*[.C10]*[.D12]/([.C11]*[.C10]-[.C9]*[.C12])^2+[.C9]^2*[.C10]*([.C10]-[.C12])*[.D12]/([.C12]*[.C10]-[.C9]*[.C11])^2)" office:value-type="float" office:value="0.0671400621488483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ao 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]*([.C12]-[.C10])/([.C11]-[.C9])/([.C12]/[.C11]-([.C12]-[.C10])/([.C11]-[.C9]))" office:value-type="float" office:value="0.902800870589074" calcext:value-type="float">
            <text:p/>
          </table:table-cell>
          <table:table-cell table:formula="of:=([.C11]*([.C12]-[.C10])*(-2*[.C9]*[.C12]+[.C11]*[.C10])*[.D11]/([.C9]*[.C12]-[.C11]*[.C10])^2+[.C11]^2*([.C11]-[.C9])*[.C10]*[.D12]/([.C9]*[.C12]-[.C11]*[.C10])^2+[.C11]^2*(-[.C11]+[.C9])*[.C12]*[.D10]/([.C9]*[.C12]-[.C11]*[.C10])^2+[.C11]^2*[.C12]*([.C12]-[.C10])*[.D9]/([.C9]*[.C12]-[.C11]*[.C10])^2)" office:value-type="float" office:value="0.0305341715219996" calcext:value-type="float">
            <text:p/>
          </table:table-cell>
        </table:table-row>
      </table:table>
      <table:table table:name="Frequência" table:style-name="ta1">
        <table:table-column table:style-name="co2" table:number-columns-repeated="9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 * Ri</text:p>
          </table:table-cell>
          <table:table-cell office:value-type="string" calcext:value-type="string">
            <text:p>Io * Ro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I0</text:p>
          </table:table-cell>
          <table:table-cell table:number-columns-repeated="2"/>
          <table:table-cell table:style-name="Default" office:value-type="string" calcext:value-type="string">
            <text:p>log(f)</text:p>
          </table:table-cell>
          <table:table-cell table:style-name="Default" office:value-type="string" calcext:value-type="string">
            <text:p>i0/ii(dB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2"/>
          <table:table-cell table:formula="of:=[.B2]/4.7" office:value-type="float" office:value="0.187234042553191" calcext:value-type="float">
            <text:p/>
          </table:table-cell>
          <table:table-cell table:formula="of:=[.C2]/6.1" office:value-type="float" office:value="1.27213114754098" calcext:value-type="float">
            <text:p/>
          </table:table-cell>
          <table:table-cell table:number-columns-repeated="2"/>
          <table:table-cell table:formula="of:=LOG([.A2])" office:value-type="float" office:value="2" calcext:value-type="float">
            <text:p/>
          </table:table-cell>
          <table:table-cell table:formula="of:=20*LOG([.G2]/[.F2])" office:value-type="float" office:value="16.6429414406594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2"/>
          <table:table-cell table:formula="of:=[.B3]/4.7" office:value-type="float" office:value="0.187234042553191" calcext:value-type="float">
            <text:p/>
          </table:table-cell>
          <table:table-cell table:formula="of:=[.C3]/6.1" office:value-type="float" office:value="1.27213114754098" calcext:value-type="float">
            <text:p/>
          </table:table-cell>
          <table:table-cell table:number-columns-repeated="2"/>
          <table:table-cell table:formula="of:=LOG([.A3])" office:value-type="float" office:value="2.30102999566398" calcext:value-type="float">
            <text:p/>
          </table:table-cell>
          <table:table-cell table:formula="of:=20*LOG([.G3]/[.F3])" office:value-type="float" office:value="16.6429414406594" calcext:value-type="float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7.92" calcext:value-type="float">
            <text:p>7.92</text:p>
          </table:table-cell>
          <table:table-cell table:number-columns-repeated="2"/>
          <table:table-cell table:formula="of:=[.B4]/4.7" office:value-type="float" office:value="0.170212765957447" calcext:value-type="float">
            <text:p/>
          </table:table-cell>
          <table:table-cell table:formula="of:=[.C4]/6.1" office:value-type="float" office:value="1.29836065573771" calcext:value-type="float">
            <text:p/>
          </table:table-cell>
          <table:table-cell table:number-columns-repeated="2"/>
          <table:table-cell table:formula="of:=LOG([.A4])" office:value-type="float" office:value="2.60205999132796" calcext:value-type="float">
            <text:p/>
          </table:table-cell>
          <table:table-cell table:formula="of:=20*LOG([.G4]/[.F4])" office:value-type="float" office:value="17.64806435045" calcext:value-type="float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2" calcext:value-type="float">
            <text:p>0.72</text:p>
          </table:table-cell>
          <table:table-cell office:value-type="float" office:value="8.32" calcext:value-type="float">
            <text:p>8.32</text:p>
          </table:table-cell>
          <table:table-cell table:number-columns-repeated="2"/>
          <table:table-cell table:formula="of:=[.B5]/4.7" office:value-type="float" office:value="0.153191489361702" calcext:value-type="float">
            <text:p/>
          </table:table-cell>
          <table:table-cell table:formula="of:=[.C5]/6.1" office:value-type="float" office:value="1.36393442622951" calcext:value-type="float">
            <text:p/>
          </table:table-cell>
          <table:table-cell table:number-columns-repeated="2"/>
          <table:table-cell table:formula="of:=LOG([.A5])" office:value-type="float" office:value="2.77815125038364" calcext:value-type="float">
            <text:p/>
          </table:table-cell>
          <table:table-cell table:formula="of:=20*LOG([.G5]/[.F5])" office:value-type="float" office:value="18.9911770556881" calcext:value-type="float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" calcext:value-type="float">
            <text:p>0.72</text:p>
          </table:table-cell>
          <table:table-cell office:value-type="float" office:value="8.42" calcext:value-type="float">
            <text:p>8.42</text:p>
          </table:table-cell>
          <table:table-cell table:number-columns-repeated="2"/>
          <table:table-cell table:formula="of:=[.B6]/4.7" office:value-type="float" office:value="0.153191489361702" calcext:value-type="float">
            <text:p/>
          </table:table-cell>
          <table:table-cell table:formula="of:=[.C6]/6.1" office:value-type="float" office:value="1.38032786885246" calcext:value-type="float">
            <text:p/>
          </table:table-cell>
          <table:table-cell table:number-columns-repeated="2"/>
          <table:table-cell table:formula="of:=LOG([.A6])" office:value-type="float" office:value="2.90308998699194" calcext:value-type="float">
            <text:p/>
          </table:table-cell>
          <table:table-cell table:formula="of:=20*LOG([.G6]/[.F6])" office:value-type="float" office:value="19.0949523598666" calcext:value-type="float">
            <text:p/>
          </table:table-cell>
        </table:table-row>
        <table:table-row table:style-name="ro1">
          <table:table-cell table:formula="of:=10*[.A2]" office:value-type="float" office:value="1000" calcext:value-type="float">
            <text:p/>
          </table:table-cell>
          <table:table-cell office:value-type="float" office:value="0.72" calcext:value-type="float">
            <text:p>0.72</text:p>
          </table:table-cell>
          <table:table-cell office:value-type="float" office:value="8.64" calcext:value-type="float">
            <text:p>8.64</text:p>
          </table:table-cell>
          <table:table-cell table:number-columns-repeated="2"/>
          <table:table-cell table:formula="of:=[.B7]/4.7" office:value-type="float" office:value="0.153191489361702" calcext:value-type="float">
            <text:p/>
          </table:table-cell>
          <table:table-cell table:formula="of:=[.C7]/6.1" office:value-type="float" office:value="1.41639344262295" calcext:value-type="float">
            <text:p/>
          </table:table-cell>
          <table:table-cell table:number-columns-repeated="2"/>
          <table:table-cell table:formula="of:=LOG([.A7])" office:value-type="float" office:value="3" calcext:value-type="float">
            <text:p/>
          </table:table-cell>
          <table:table-cell table:formula="of:=20*LOG([.G7]/[.F7])" office:value-type="float" office:value="19.3189853794515" calcext:value-type="float">
            <text:p/>
          </table:table-cell>
        </table:table-row>
        <table:table-row table:style-name="ro1">
          <table:table-cell table:formula="of:=10*[.A3]" office:value-type="float" office:value="2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8.96" calcext:value-type="float">
            <text:p>8.96</text:p>
          </table:table-cell>
          <table:table-cell table:number-columns-repeated="2"/>
          <table:table-cell table:formula="of:=[.B8]/4.7" office:value-type="float" office:value="0.119148936170213" calcext:value-type="float">
            <text:p/>
          </table:table-cell>
          <table:table-cell table:formula="of:=[.C8]/6.1" office:value-type="float" office:value="1.46885245901639" calcext:value-type="float">
            <text:p/>
          </table:table-cell>
          <table:table-cell table:number-columns-repeated="2"/>
          <table:table-cell table:formula="of:=LOG([.A8])" office:value-type="float" office:value="3.30102999566398" calcext:value-type="float">
            <text:p/>
          </table:table-cell>
          <table:table-cell table:formula="of:=20*LOG([.G8]/[.F8])" office:value-type="float" office:value="21.8177601116175" calcext:value-type="float">
            <text:p/>
          </table:table-cell>
        </table:table-row>
        <table:table-row table:style-name="ro1">
          <table:table-cell table:formula="of:=10*[.A4]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B9]/4.7" office:value-type="float" office:value="0.119148936170213" calcext:value-type="float">
            <text:p/>
          </table:table-cell>
          <table:table-cell table:formula="of:=[.C9]/6.1" office:value-type="float" office:value="1.50819672131148" calcext:value-type="float">
            <text:p/>
          </table:table-cell>
          <table:table-cell table:number-columns-repeated="2"/>
          <table:table-cell table:formula="of:=LOG([.A9])" office:value-type="float" office:value="3.60205999132796" calcext:value-type="float">
            <text:p/>
          </table:table-cell>
          <table:table-cell table:formula="of:=20*LOG([.G9]/[.F9])" office:value-type="float" office:value="22.0473564652861" calcext:value-type="float">
            <text:p/>
          </table:table-cell>
        </table:table-row>
        <table:table-row table:style-name="ro1">
          <table:table-cell table:formula="of:=10*[.A5]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0]/4.7" office:value-type="float" office:value="0.119148936170213" calcext:value-type="float">
            <text:p/>
          </table:table-cell>
          <table:table-cell table:formula="of:=[.C10]/6.1" office:value-type="float" office:value="1.5344262295082" calcext:value-type="float">
            <text:p/>
          </table:table-cell>
          <table:table-cell table:number-columns-repeated="2"/>
          <table:table-cell table:formula="of:=LOG([.A10])" office:value-type="float" office:value="3.77815125038364" calcext:value-type="float">
            <text:p/>
          </table:table-cell>
          <table:table-cell table:formula="of:=20*LOG([.G10]/[.F10])" office:value-type="float" office:value="22.1971168931371" calcext:value-type="float">
            <text:p/>
          </table:table-cell>
        </table:table-row>
        <table:table-row table:style-name="ro1">
          <table:table-cell table:formula="of:=10*[.A6]" office:value-type="float" office:value="8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1]/4.7" office:value-type="float" office:value="0.0851063829787234" calcext:value-type="float">
            <text:p/>
          </table:table-cell>
          <table:table-cell table:formula="of:=[.C11]/6.1" office:value-type="float" office:value="1.54754098360656" calcext:value-type="float">
            <text:p/>
          </table:table-cell>
          <table:table-cell table:number-columns-repeated="2"/>
          <table:table-cell table:formula="of:=LOG([.A11])" office:value-type="float" office:value="3.90308998699194" calcext:value-type="float">
            <text:p/>
          </table:table-cell>
          <table:table-cell table:formula="of:=20*LOG([.G11]/[.F11])" office:value-type="float" office:value="25.1936005179011" calcext:value-type="float">
            <text:p/>
          </table:table-cell>
        </table:table-row>
        <table:table-row table:style-name="ro1">
          <table:table-cell table:formula="of:=10*[.A7]" office:value-type="float" office:value="10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2]/4.7" office:value-type="float" office:value="0.0851063829787234" calcext:value-type="float">
            <text:p/>
          </table:table-cell>
          <table:table-cell table:formula="of:=[.C12]/6.1" office:value-type="float" office:value="1.54754098360656" calcext:value-type="float">
            <text:p/>
          </table:table-cell>
          <table:table-cell table:number-columns-repeated="2"/>
          <table:table-cell table:formula="of:=LOG([.A12])" office:value-type="float" office:value="4" calcext:value-type="float">
            <text:p/>
          </table:table-cell>
          <table:table-cell table:formula="of:=20*LOG([.G12]/[.F12])" office:value-type="float" office:value="25.1936005179011" calcext:value-type="float">
            <text:p/>
          </table:table-cell>
        </table:table-row>
        <table:table-row table:style-name="ro1">
          <table:table-cell table:formula="of:=10*[.A8]" office:value-type="float" office:value="20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3]/4.7" office:value-type="float" office:value="0.0851063829787234" calcext:value-type="float">
            <text:p/>
          </table:table-cell>
          <table:table-cell table:formula="of:=[.C13]/6.1" office:value-type="float" office:value="1.54754098360656" calcext:value-type="float">
            <text:p/>
          </table:table-cell>
          <table:table-cell table:number-columns-repeated="2"/>
          <table:table-cell table:formula="of:=LOG([.A13])" office:value-type="float" office:value="4.30102999566398" calcext:value-type="float">
            <text:p/>
          </table:table-cell>
          <table:table-cell table:formula="of:=20*LOG([.G13]/[.F13])" office:value-type="float" office:value="25.1936005179011" calcext:value-type="float">
            <text:p/>
          </table:table-cell>
        </table:table-row>
        <table:table-row table:style-name="ro1">
          <table:table-cell table:formula="of:=10*[.A9]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4]/4.7" office:value-type="float" office:value="0.0680851063829787" calcext:value-type="float">
            <text:p/>
          </table:table-cell>
          <table:table-cell table:formula="of:=[.C14]/6.1" office:value-type="float" office:value="1.5344262295082" calcext:value-type="float">
            <text:p/>
          </table:table-cell>
          <table:table-cell table:number-columns-repeated="2"/>
          <table:table-cell table:formula="of:=LOG([.A14])" office:value-type="float" office:value="4.60205999132796" calcext:value-type="float">
            <text:p/>
          </table:table-cell>
          <table:table-cell table:formula="of:=20*LOG([.G14]/[.F14])" office:value-type="float" office:value="27.057877866863" calcext:value-type="float">
            <text:p/>
          </table:table-cell>
        </table:table-row>
        <table:table-row table:style-name="ro1">
          <table:table-cell table:formula="of:=10*[.A10]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5]/4.7" office:value-type="float" office:value="0.102127659574468" calcext:value-type="float">
            <text:p/>
          </table:table-cell>
          <table:table-cell table:formula="of:=[.C15]/6.1" office:value-type="float" office:value="1.5344262295082" calcext:value-type="float">
            <text:p/>
          </table:table-cell>
          <table:table-cell table:number-columns-repeated="2"/>
          <table:table-cell table:formula="of:=LOG([.A15])" office:value-type="float" office:value="4.77815125038364" calcext:value-type="float">
            <text:p/>
          </table:table-cell>
          <table:table-cell table:formula="of:=20*LOG([.G15]/[.F15])" office:value-type="float" office:value="23.5360526857494" calcext:value-type="float">
            <text:p/>
          </table:table-cell>
        </table:table-row>
        <table:table-row table:style-name="ro1">
          <table:table-cell table:formula="of:=10*[.A11]" office:value-type="float" office:value="8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6]/4.7" office:value-type="float" office:value="0.102127659574468" calcext:value-type="float">
            <text:p/>
          </table:table-cell>
          <table:table-cell table:formula="of:=[.C16]/6.1" office:value-type="float" office:value="1.5344262295082" calcext:value-type="float">
            <text:p/>
          </table:table-cell>
          <table:table-cell table:number-columns-repeated="2"/>
          <table:table-cell table:formula="of:=LOG([.A16])" office:value-type="float" office:value="4.90308998699194" calcext:value-type="float">
            <text:p/>
          </table:table-cell>
          <table:table-cell table:formula="of:=20*LOG([.G16]/[.F16])" office:value-type="float" office:value="23.5360526857494" calcext:value-type="float">
            <text:p/>
          </table:table-cell>
        </table:table-row>
        <table:table-row table:style-name="ro1">
          <table:table-cell table:formula="of:=10*[.A12]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7]/4.7" office:value-type="float" office:value="0.136170212765957" calcext:value-type="float">
            <text:p/>
          </table:table-cell>
          <table:table-cell table:formula="of:=[.C17]/6.1" office:value-type="float" office:value="1.54754098360656" calcext:value-type="float">
            <text:p/>
          </table:table-cell>
          <table:table-cell table:number-columns-repeated="2"/>
          <table:table-cell table:formula="of:=LOG([.A17])" office:value-type="float" office:value="5" calcext:value-type="float">
            <text:p/>
          </table:table-cell>
          <table:table-cell table:formula="of:=20*LOG([.G17]/[.F17])" office:value-type="float" office:value="21.1112008647826" calcext:value-type="float">
            <text:p/>
          </table:table-cell>
        </table:table-row>
        <table:table-row table:style-name="ro1">
          <table:table-cell table:formula="of:=10*[.A13]" office:value-type="float" office:value="200000" calcext:value-type="float">
            <text:p/>
          </table:table-cell>
          <table:table-cell office:value-type="float" office:value="1.04" calcext:value-type="float">
            <text:p>1.04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8]/4.7" office:value-type="float" office:value="0.221276595744681" calcext:value-type="float">
            <text:p/>
          </table:table-cell>
          <table:table-cell table:formula="of:=[.C18]/6.1" office:value-type="float" office:value="1.5344262295082" calcext:value-type="float">
            <text:p/>
          </table:table-cell>
          <table:table-cell table:number-columns-repeated="2"/>
          <table:table-cell table:formula="of:=LOG([.A18])" office:value-type="float" office:value="5.30102999566398" calcext:value-type="float">
            <text:p/>
          </table:table-cell>
          <table:table-cell table:formula="of:=20*LOG([.G18]/[.F18])" office:value-type="float" office:value="16.8202106472855" calcext:value-type="float">
            <text:p/>
          </table:table-cell>
        </table:table-row>
        <table:table-row table:style-name="ro1">
          <table:table-cell table:formula="of:=10*[.A14]" office:value-type="float" office:value="400000" calcext:value-type="float">
            <text:p/>
          </table:table-cell>
          <table:table-cell office:value-type="float" office:value="1.36" calcext:value-type="float">
            <text:p>1.36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9]/4.7" office:value-type="float" office:value="0.28936170212766" calcext:value-type="float">
            <text:p/>
          </table:table-cell>
          <table:table-cell table:formula="of:=[.C19]/6.1" office:value-type="float" office:value="1.54754098360656" calcext:value-type="float">
            <text:p/>
          </table:table-cell>
          <table:table-cell table:number-columns-repeated="2"/>
          <table:table-cell table:formula="of:=LOG([.A19])" office:value-type="float" office:value="5.60205999132796" calcext:value-type="float">
            <text:p/>
          </table:table-cell>
          <table:table-cell table:formula="of:=20*LOG([.G19]/[.F19])" office:value-type="float" office:value="14.564022177056" calcext:value-type="float">
            <text:p/>
          </table:table-cell>
        </table:table-row>
        <table:table-row table:style-name="ro1">
          <table:table-cell table:formula="of:=10*[.A15]" office:value-type="float" office:value="600000" calcext:value-type="float">
            <text:p/>
          </table:table-cell>
          <table:table-cell office:value-type="float" office:value="1.52" calcext:value-type="float">
            <text:p>1.52</text:p>
          </table:table-cell>
          <table:table-cell office:value-type="float" office:value="9.04" calcext:value-type="float">
            <text:p>9.04</text:p>
          </table:table-cell>
          <table:table-cell table:number-columns-repeated="2"/>
          <table:table-cell table:formula="of:=[.B20]/4.7" office:value-type="float" office:value="0.323404255319149" calcext:value-type="float">
            <text:p/>
          </table:table-cell>
          <table:table-cell table:formula="of:=[.C20]/6.1" office:value-type="float" office:value="1.48196721311475" calcext:value-type="float">
            <text:p/>
          </table:table-cell>
          <table:table-cell table:number-columns-repeated="2"/>
          <table:table-cell table:formula="of:=LOG([.A20])" office:value-type="float" office:value="5.77815125038364" calcext:value-type="float">
            <text:p/>
          </table:table-cell>
          <table:table-cell table:formula="of:=20*LOG([.G20]/[.F20])" office:value-type="float" office:value="13.2218573091108" calcext:value-type="float">
            <text:p/>
          </table:table-cell>
        </table:table-row>
        <table:table-row table:style-name="ro1">
          <table:table-cell table:formula="of:=10*[.A16]" office:value-type="float" office:value="800000" calcext:value-type="float">
            <text:p/>
          </table:table-cell>
          <table:table-cell office:value-type="float" office:value="1.92" calcext:value-type="float">
            <text:p>1.92</text:p>
          </table:table-cell>
          <table:table-cell office:value-type="float" office:value="9.12" calcext:value-type="float">
            <text:p>9.12</text:p>
          </table:table-cell>
          <table:table-cell table:number-columns-repeated="2"/>
          <table:table-cell table:formula="of:=[.B21]/4.7" office:value-type="float" office:value="0.408510638297872" calcext:value-type="float">
            <text:p/>
          </table:table-cell>
          <table:table-cell table:formula="of:=[.C21]/6.1" office:value-type="float" office:value="1.49508196721311" calcext:value-type="float">
            <text:p/>
          </table:table-cell>
          <table:table-cell table:number-columns-repeated="2"/>
          <table:table-cell table:formula="of:=LOG([.A21])" office:value-type="float" office:value="5.90308998699194" calcext:value-type="float">
            <text:p/>
          </table:table-cell>
          <table:table-cell table:formula="of:=20*LOG([.G21]/[.F21])" office:value-type="float" office:value="11.2692326509963" calcext:value-type="float">
            <text:p/>
          </table:table-cell>
        </table:table-row>
        <table:table-row table:style-name="ro1">
          <table:table-cell table:formula="of:=10*[.A17]" office:value-type="float" office:value="1000000" calcext:value-type="float">
            <text:p/>
          </table:table-cell>
          <table:table-cell office:value-type="float" office:value="2.24" calcext:value-type="float">
            <text:p>2.24</text:p>
          </table:table-cell>
          <table:table-cell office:value-type="float" office:value="8.72" calcext:value-type="float">
            <text:p>8.72</text:p>
          </table:table-cell>
          <table:table-cell table:number-columns-repeated="2"/>
          <table:table-cell table:formula="of:=[.B22]/4.7" office:value-type="float" office:value="0.476595744680851" calcext:value-type="float">
            <text:p/>
          </table:table-cell>
          <table:table-cell table:formula="of:=[.C22]/6.1" office:value-type="float" office:value="1.42950819672131" calcext:value-type="float">
            <text:p/>
          </table:table-cell>
          <table:table-cell table:number-columns-repeated="2"/>
          <table:table-cell table:formula="of:=LOG([.A22])" office:value-type="float" office:value="6" calcext:value-type="float">
            <text:p/>
          </table:table-cell>
          <table:table-cell table:formula="of:=20*LOG([.G22]/[.F22])" office:value-type="float" office:value="9.5407297904671" calcext:value-type="float">
            <text:p/>
          </table:table-cell>
        </table:table-row>
        <table:table-row table:style-name="ro1">
          <table:table-cell table:formula="of:=10*[.A18]" office:value-type="float" office:value="2000000" calcext:value-type="float">
            <text:p/>
          </table:table-cell>
          <table:table-cell office:value-type="float" office:value="4.4" calcext:value-type="float">
            <text:p>4.4</text:p>
          </table:table-cell>
          <table:table-cell office:value-type="float" office:value="8.16" calcext:value-type="float">
            <text:p>8.16</text:p>
          </table:table-cell>
          <table:table-cell table:number-columns-repeated="2"/>
          <table:table-cell table:formula="of:=[.B23]/4.7" office:value-type="float" office:value="0.936170212765957" calcext:value-type="float">
            <text:p/>
          </table:table-cell>
          <table:table-cell table:formula="of:=[.C23]/6.1" office:value-type="float" office:value="1.33770491803279" calcext:value-type="float">
            <text:p/>
          </table:table-cell>
          <table:table-cell table:number-columns-repeated="2"/>
          <table:table-cell table:formula="of:=LOG([.A23])" office:value-type="float" office:value="6.30102999566398" calcext:value-type="float">
            <text:p/>
          </table:table-cell>
          <table:table-cell table:formula="of:=20*LOG([.G23]/[.F23])" office:value-type="float" office:value="3.10011010385248" calcext:value-type="float">
            <text:p/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das as tensões pico a pic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-00-0000</text:date>, <text:time style:data-style-name="N2" text:time-value="19:56:37.7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2-22T19:30:42.891395269</meta:creation-date>
    <dc:date>2015-01-30T20:08:05.824000000</dc:date>
    <meta:editing-duration>PT7H51M29S</meta:editing-duration>
    <meta:editing-cycles>7</meta:editing-cycles>
    <meta:generator>LibreOffice/4.2.2.1$Windows_x86 LibreOffice_project/3be8cda0bddd8e430d8cda1ebfd581265cca5a0f</meta:generator>
    <meta:document-statistic meta:table-count="4" meta:cell-count="3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line" chart:style-name="ch1">
        <chart:legend chart:legend-position="end" svg:x="13.817cm" svg:y="3.705cm" style:legend-expansion="high" chart:style-name="ch2"/>
        <chart:plot-area chart:style-name="ch3" table:cell-range-address="A.A2:A.C22" svg:x="0.769cm" svg:y="0.855cm" svg:width="12.41cm" svg:height="7.55cm">
          <chartooo:coordinate-region svg:x="1.39cm" svg:y="1.054cm" svg:width="11.603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2:A.A22" chart:class="chart:line">
            <chart:data-point chart:repeated="21"/>
          </chart:series>
          <chart:series chart:style-name="ch7" chart:values-cell-range-address="A.B2:A.B22" chart:class="chart:line">
            <chart:data-point chart:repeated="21"/>
          </chart:series>
          <chart:series chart:style-name="ch8" chart:values-cell-range-address="A.C2:A.C2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2:A.A22</svg:desc>
                </draw:g>
              </table:table-cell>
              <table:table-cell office:value-type="float" office:value="0">
                <text:p>0</text:p>
                <draw:g>
                  <svg:desc>A.B2:A.B22</svg:desc>
                </draw:g>
              </table:table-cell>
              <table:table-cell office:value-type="float" office:value="0">
                <text:p>0</text:p>
                <draw:g>
                  <svg:desc>A.C2: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">
                <text:p>1.06</text:p>
              </table:table-cell>
              <table:table-cell office:value-type="float" office:value="0.3">
                <text:p>0.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">
                <text:p>1.4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">
                <text:p>1.77</text:p>
              </table:table-cell>
              <table:table-cell office:value-type="float" office:value="0.8">
                <text:p>0.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3">
                <text:p>2.13</text:p>
              </table:table-cell>
              <table:table-cell office:value-type="float" office:value="1.2">
                <text:p>1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8">
                <text:p>2.48</text:p>
              </table:table-cell>
              <table:table-cell office:value-type="float" office:value="1.5">
                <text:p>1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9">
                <text:p>1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8">
                <text:p>3.18</text:p>
              </table:table-cell>
              <table:table-cell office:value-type="float" office:value="2.2">
                <text:p>2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9">
                <text:p>3.59</text:p>
              </table:table-cell>
              <table:table-cell office:value-type="float" office:value="2.6">
                <text:p>2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8">
                <text:p>3.88</text:p>
              </table:table-cell>
              <table:table-cell office:value-type="float" office:value="2.7">
                <text:p>2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">
                <text:p>4.62</text:p>
              </table:table-cell>
              <table:table-cell office:value-type="float" office:value="3.4">
                <text:p>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3.7">
                <text:p>3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3">
                <text:p>5.33</text:p>
              </table:table-cell>
              <table:table-cell office:value-type="float" office:value="4.2">
                <text:p>4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">
                <text:p>5.64</text:p>
              </table:table-cell>
              <table:table-cell office:value-type="float" office:value="4.5">
                <text:p>4.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1">
                <text:p>6.01</text:p>
              </table:table-cell>
              <table:table-cell office:value-type="float" office:value="4.9">
                <text:p>4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5">
                <text:p>6.35</text:p>
              </table:table-cell>
              <table:table-cell office:value-type="float" office:value="5.4">
                <text:p>5.4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">
                <text:p>7.08</text:p>
              </table:table-cell>
              <table:table-cell office:value-type="float" office:value="6.1">
                <text:p>6.1</text:p>
              </table:table-cell>
              <table:table-cell office:value-type="float" office:value="58.4">
                <text:p>5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